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Arial" svg:font-family="Arial" style:font-family-generic="swiss"/>
    <style:font-face style:name="Droid Sans Devanagari1" svg:font-family="'Droid Sans Devanagari'" style:font-family-generic="swiss"/>
    <style:font-face style:name="Liberation Mono" svg:font-family="'Liberation Mono'"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list-style-name="WWNum6">
      <style:paragraph-properties fo:margin-left="1cm" fo:margin-right="0cm" fo:margin-top="0cm" fo:margin-bottom="0cm" loext:contextual-spacing="false" fo:line-height="150%" fo:text-align="justify" style:justify-single-word="false" fo:text-indent="-0.635cm" style:auto-text-indent="false">
        <style:tab-stops/>
      </style:paragraph-properties>
      <style:text-properties style:font-name="Arial" fo:font-size="12pt" fo:font-weight="normal" style:font-size-asian="12pt" style:font-weight-asian="normal" style:font-size-complex="12pt"/>
    </style:style>
    <style:style style:name="P2" style:family="paragraph" style:parent-style-name="Standard">
      <style:paragraph-properties fo:margin-top="0cm" fo:margin-bottom="0cm" loext:contextual-spacing="false" fo:line-height="150%" fo:text-align="justify" style:justify-single-word="false"/>
    </style:style>
    <style:style style:name="P3" style:family="paragraph" style:parent-style-name="Standard">
      <style:paragraph-properties fo:margin-top="0cm" fo:margin-bottom="0cm" loext:contextual-spacing="false" fo:line-height="150%" fo:text-align="justify" style:justify-single-word="false">
        <style:tab-stops/>
      </style:paragraph-properties>
      <style:text-properties style:font-name="Arial1" fo:font-size="12pt" fo:font-weight="bold" officeooo:paragraph-rsid="0013ea4e" style:font-size-asian="12pt" style:font-weight-asian="bold" style:font-size-complex="12pt" style:font-weight-complex="bold"/>
    </style:style>
    <style:style style:name="P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text-properties style:font-name="Arial" fo:font-size="12pt" style:font-size-asian="12pt" style:font-size-complex="12pt"/>
    </style:style>
    <style:style style:name="P5" style:family="paragraph" style:parent-style-name="List_20_Paragraph">
      <style:text-properties style:font-name="Arial" fo:font-size="12pt" fo:font-weight="bold" style:font-size-asian="12pt" style:font-weight-asian="bold" style:font-size-complex="12pt"/>
    </style:style>
    <style:style style:name="P6" style:family="paragraph" style:parent-style-name="Arial">
      <style:text-properties style:font-name="Arial" fo:font-size="14pt" style:font-size-asian="14pt" style:font-size-complex="14pt"/>
    </style:style>
    <style:style style:name="P7" style:family="paragraph" style:parent-style-name="Arial" style:list-style-name="WWNum6">
      <style:paragraph-properties fo:margin-left="1cm" fo:margin-right="0cm" fo:margin-top="0cm" fo:margin-bottom="0cm" loext:contextual-spacing="false" fo:line-height="150%" fo:text-align="justify" style:justify-single-word="false" fo:text-indent="-0.635cm" style:auto-text-indent="false">
        <style:tab-stops/>
      </style:paragraph-properties>
      <style:text-properties style:font-name="Arial" fo:font-size="12pt" fo:font-weight="normal" style:font-size-asian="12pt" style:font-weight-asian="normal" style:font-size-complex="12pt"/>
    </style:style>
    <style:style style:name="P8" style:family="paragraph" style:parent-style-name="Arial">
      <style:paragraph-properties fo:margin-top="0cm" fo:margin-bottom="0cm" loext:contextual-spacing="false" fo:line-height="150%">
        <style:tab-stops/>
      </style:paragraph-properties>
      <style:text-properties style:font-name="Arial" fo:font-size="14pt" style:font-size-asian="14pt" style:font-size-complex="14pt"/>
    </style:style>
    <style:style style:name="P9" style:family="paragraph" style:parent-style-name="Arial">
      <style:paragraph-properties fo:margin-top="0cm" fo:margin-bottom="0cm" loext:contextual-spacing="false" fo:line-height="150%">
        <style:tab-stops/>
      </style:paragraph-properties>
      <style:text-properties style:font-name="Arial" fo:font-size="12pt" style:font-size-asian="10.5pt" style:font-size-complex="12pt"/>
    </style:style>
    <style:style style:name="P10" style:family="paragraph" style:parent-style-name="Arial">
      <style:paragraph-properties fo:margin-top="0cm" fo:margin-bottom="0cm" loext:contextual-spacing="false" fo:line-height="150%" fo:text-align="justify" style:justify-single-word="false">
        <style:tab-stops/>
      </style:paragraph-properties>
      <style:text-properties style:font-name="Arial" fo:font-size="12pt" fo:font-weight="normal" style:font-size-asian="12pt" style:font-weight-asian="normal" style:font-size-complex="12pt"/>
    </style:style>
    <style:style style:name="P11" style:family="paragraph" style:parent-style-name="Arial">
      <style:paragraph-properties fo:margin-top="0cm" fo:margin-bottom="0cm" loext:contextual-spacing="false" fo:line-height="150%" fo:text-align="start" style:justify-single-word="false">
        <style:tab-stops/>
      </style:paragraph-properties>
      <style:text-properties style:font-name="Arial" fo:font-size="12pt" fo:font-weight="normal" style:font-size-asian="12pt" style:font-weight-asian="normal" style:font-size-complex="12pt"/>
    </style:style>
    <style:style style:name="P12" style:family="paragraph" style:parent-style-name="Arial">
      <style:paragraph-properties fo:margin-top="0cm" fo:margin-bottom="0cm" loext:contextual-spacing="false" fo:line-height="150%">
        <style:tab-stops/>
      </style:paragraph-properties>
      <style:text-properties style:font-name="Arial" fo:font-size="12pt" style:font-size-asian="12pt" style:font-size-complex="12pt"/>
    </style:style>
    <style:style style:name="P13" style:family="paragraph" style:parent-style-name="Arial">
      <style:paragraph-properties fo:margin-top="0cm" fo:margin-bottom="0cm" loext:contextual-spacing="false" fo:line-height="150%" fo:text-align="start" style:justify-single-word="false">
        <style:tab-stops/>
      </style:paragraph-properties>
      <style:text-properties style:font-name="Arial" fo:font-size="12pt" style:font-size-asian="12pt" style:font-size-complex="12pt"/>
    </style:style>
    <style:style style:name="P14" style:family="paragraph" style:parent-style-name="Arial">
      <style:paragraph-properties fo:margin-top="0cm" fo:margin-bottom="0cm" loext:contextual-spacing="false" fo:line-height="150%" fo:text-align="justify" style:justify-single-word="false">
        <style:tab-stops/>
      </style:paragraph-properties>
      <style:text-properties style:font-name="Arial" fo:font-size="12pt" style:font-size-asian="12pt" style:font-size-complex="12pt"/>
    </style:style>
    <style:style style:name="P15" style:family="paragraph" style:parent-style-name="Arial">
      <style:paragraph-properties fo:margin-top="0cm" fo:margin-bottom="0cm" loext:contextual-spacing="false" fo:line-height="150%">
        <style:tab-stops/>
      </style:paragraph-properties>
      <style:text-properties style:font-name="Arial" fo:font-size="12pt" officeooo:rsid="0013ea4e" officeooo:paragraph-rsid="0013ea4e" style:font-size-asian="12pt" style:font-size-complex="12pt"/>
    </style:style>
    <style:style style:name="P16" style:family="paragraph" style:parent-style-name="Arial">
      <style:paragraph-properties fo:margin-top="0cm" fo:margin-bottom="0cm" loext:contextual-spacing="false" fo:line-height="150%">
        <style:tab-stops/>
      </style:paragraph-properties>
      <style:text-properties style:font-name="Arial" fo:font-size="12pt" officeooo:rsid="001205dd" officeooo:paragraph-rsid="001205dd" style:font-size-asian="12pt" style:font-size-complex="12pt"/>
    </style:style>
    <style:style style:name="P17" style:family="paragraph" style:parent-style-name="Arial">
      <style:paragraph-properties fo:margin-top="0cm" fo:margin-bottom="0cm" loext:contextual-spacing="false" fo:line-height="150%" fo:text-align="justify" style:justify-single-word="false"/>
      <style:text-properties style:font-name="Arial1" fo:font-size="12pt" fo:font-weight="normal" style:font-size-asian="12pt" style:font-weight-asian="normal" style:font-size-complex="12pt"/>
    </style:style>
    <style:style style:name="P18" style:family="paragraph" style:parent-style-name="Arial">
      <style:paragraph-properties fo:margin-top="0cm" fo:margin-bottom="0cm" loext:contextual-spacing="false" fo:line-height="150%" fo:text-align="justify" style:justify-single-word="false"/>
      <style:text-properties style:font-name="Arial1" fo:font-size="12pt" fo:font-weight="normal" officeooo:paragraph-rsid="0013ea4e" style:font-size-asian="12pt" style:font-weight-asian="normal" style:font-size-complex="12pt"/>
    </style:style>
    <style:style style:name="P19" style:family="paragraph" style:parent-style-name="Arial">
      <style:paragraph-properties fo:margin-top="0cm" fo:margin-bottom="0cm" loext:contextual-spacing="false" fo:line-height="150%" fo:text-align="justify" style:justify-single-word="false"/>
    </style:style>
    <style:style style:name="P20" style:family="paragraph" style:parent-style-name="Arial">
      <style:paragraph-properties fo:margin-top="0cm" fo:margin-bottom="0cm" loext:contextual-spacing="false" fo:line-height="150%" fo:text-align="justify" style:justify-single-word="false"/>
      <style:text-properties officeooo:paragraph-rsid="0013ea4e"/>
    </style:style>
    <style:style style:name="P21" style:family="paragraph" style:parent-style-name="Arial">
      <style:paragraph-properties fo:margin-left="0cm" fo:margin-right="0cm" fo:margin-top="0cm" fo:margin-bottom="0cm" loext:contextual-spacing="false" fo:line-height="150%" fo:text-align="justify" style:justify-single-word="false" fo:text-indent="1cm" style:auto-text-indent="false">
        <style:tab-stops/>
      </style:paragraph-properties>
      <style:text-properties style:font-name="Arial" fo:font-size="12pt" style:font-size-asian="12pt" style:font-size-complex="12pt"/>
    </style:style>
    <style:style style:name="P22" style:family="paragraph" style:parent-style-name="Arial">
      <style:paragraph-properties fo:margin-left="0cm" fo:margin-right="0cm" fo:margin-top="0cm" fo:margin-bottom="0cm" loext:contextual-spacing="false" fo:line-height="150%" fo:text-align="justify" style:justify-single-word="false" fo:text-indent="1cm" style:auto-text-indent="false">
        <style:tab-stops/>
      </style:paragraph-properties>
      <style:text-properties style:font-name="Arial" fo:font-size="12pt" officeooo:paragraph-rsid="0014f9a1" style:font-size-asian="12pt" style:font-size-complex="12pt"/>
    </style:style>
    <style:style style:name="P23" style:family="paragraph" style:parent-style-name="Arial">
      <style:paragraph-properties fo:margin-left="0cm" fo:margin-right="0cm" fo:margin-top="0cm" fo:margin-bottom="0cm" loext:contextual-spacing="false" fo:line-height="150%" fo:text-indent="1cm" style:auto-text-indent="false">
        <style:tab-stops/>
      </style:paragraph-properties>
      <style:text-properties style:font-name="Arial" fo:font-size="12pt" officeooo:rsid="001205dd" officeooo:paragraph-rsid="001205dd" style:font-size-asian="12pt" style:font-size-complex="12pt"/>
    </style:style>
    <style:style style:name="P24" style:family="paragraph" style:parent-style-name="Arial">
      <style:paragraph-properties fo:margin-left="0cm" fo:margin-right="0cm" fo:margin-top="0cm" fo:margin-bottom="0cm" loext:contextual-spacing="false" fo:line-height="150%" fo:text-align="justify" style:justify-single-word="false" fo:text-indent="1cm" style:auto-text-indent="false">
        <style:tab-stops/>
      </style:paragraph-properties>
      <style:text-properties style:font-name="Arial" fo:font-size="12pt" fo:font-weight="normal" style:font-size-asian="12pt" style:font-weight-asian="normal" style:font-size-complex="12pt"/>
    </style:style>
    <style:style style:name="P25" style:family="paragraph" style:parent-style-name="Arial">
      <loext:graphic-properties draw:fill="none"/>
      <style:paragraph-properties fo:margin-left="0cm" fo:margin-right="0cm" fo:margin-top="0cm" fo:margin-bottom="0cm" loext:contextual-spacing="false" fo:line-height="150%" fo:text-align="justify" style:justify-single-word="false" fo:text-indent="1cm" style:auto-text-indent="false" fo:background-color="transparent">
        <style:tab-stops/>
      </style:paragraph-properties>
      <style:text-properties style:font-name="Arial" fo:font-size="12pt" fo:font-weight="normal" style:font-size-asian="12pt" style:font-weight-asian="normal" style:font-size-complex="12pt"/>
    </style:style>
    <style:style style:name="P26" style:family="paragraph" style:parent-style-name="Arial" style:master-page-name="">
      <loext:graphic-properties draw:fill="none"/>
      <style:paragraph-properties fo:margin-left="0cm" fo:margin-right="0cm" fo:margin-top="0cm" fo:margin-bottom="0cm" loext:contextual-spacing="false" fo:line-height="150%" fo:text-align="justify" style:justify-single-word="false" fo:text-indent="1cm" style:auto-text-indent="false" style:page-number="auto" fo:background-color="transparent">
        <style:tab-stops/>
      </style:paragraph-properties>
      <style:text-properties style:font-name="Arial" fo:font-size="12pt" style:font-size-asian="12pt" style:font-size-complex="12pt"/>
    </style:style>
    <style:style style:name="P27" style:family="paragraph" style:parent-style-name="Arial" style:master-page-name="">
      <loext:graphic-properties draw:fill="none"/>
      <style:paragraph-properties fo:margin-left="0cm" fo:margin-right="0cm" fo:margin-top="0cm" fo:margin-bottom="0cm" loext:contextual-spacing="false" fo:line-height="150%" fo:text-align="justify" style:justify-single-word="false" fo:text-indent="1cm" style:auto-text-indent="false" style:page-number="auto" fo:background-color="transparent">
        <style:tab-stops/>
      </style:paragraph-properties>
      <style:text-properties style:font-name="Arial" fo:font-size="12pt" fo:font-weight="normal" style:font-size-asian="12pt" style:font-weight-asian="normal" style:font-size-complex="12pt"/>
    </style:style>
    <style:style style:name="P28" style:family="paragraph" style:parent-style-name="Arial">
      <style:paragraph-properties fo:margin-left="0cm" fo:margin-right="0.09cm" fo:margin-top="0cm" fo:margin-bottom="0cm" loext:contextual-spacing="false" fo:line-height="150%" fo:text-align="justify" style:justify-single-word="false" fo:text-indent="1cm" style:auto-text-indent="false">
        <style:tab-stops/>
      </style:paragraph-properties>
      <style:text-properties style:font-name="Arial" fo:font-size="12pt" fo:font-weight="normal" style:font-size-asian="12pt" style:font-weight-asian="normal" style:font-size-complex="12pt"/>
    </style:style>
    <style:style style:name="T1" style:family="text">
      <style:text-properties officeooo:rsid="002213d8"/>
    </style:style>
    <style:style style:name="T2" style:family="text">
      <style:text-properties fo:font-weight="normal" style:font-weight-asian="normal"/>
    </style:style>
    <style:style style:name="T3" style:family="text">
      <style:text-properties fo:font-weight="normal" officeooo:rsid="002213d8" style:font-weight-asian="normal"/>
    </style:style>
    <style:style style:name="T4" style:family="text">
      <style:text-properties fo:font-weight="normal" officeooo:rsid="0037b495" style:font-weight-asian="normal"/>
    </style:style>
    <style:style style:name="T5" style:family="text">
      <style:text-properties fo:font-weight="normal" officeooo:rsid="0014f9a1" style:font-weight-asian="normal"/>
    </style:style>
    <style:style style:name="T6" style:family="text">
      <style:text-properties officeooo:rsid="0037b495"/>
    </style:style>
    <style:style style:name="T7" style:family="text">
      <style:text-properties style:font-name="Arial1" fo:font-size="12pt" fo:font-weight="normal" style:font-size-asian="12pt" style:font-weight-asian="normal" style:font-size-complex="12pt"/>
    </style:style>
    <style:style style:name="T8" style:family="text">
      <style:text-properties style:font-name="Arial1" fo:font-size="12pt" fo:font-weight="normal" officeooo:rsid="00459c4a" style:font-size-asian="12pt" style:font-weight-asian="normal" style:font-size-complex="12pt"/>
    </style:style>
    <style:style style:name="T9" style:family="text">
      <style:text-properties style:font-name="Arial1" fo:font-size="12pt" fo:font-weight="normal" officeooo:rsid="0045f265" style:font-size-asian="12pt" style:font-weight-asian="normal" style:font-size-complex="12pt"/>
    </style:style>
    <style:style style:name="T10" style:family="text">
      <style:text-properties style:font-name="Arial1" fo:font-size="12pt" fo:font-weight="bold" style:font-size-asian="12pt" style:font-weight-asian="bold" style:font-size-complex="12pt" style:font-weight-complex="bold"/>
    </style:style>
    <style:style style:name="T11" style:family="text">
      <style:text-properties style:font-name="Arial1" fo:font-size="12pt" fo:font-weight="bold" officeooo:rsid="0013ea4e" style:font-size-asian="12pt" style:font-weight-asian="bold" style:font-size-complex="12pt" style:font-weight-complex="bold"/>
    </style:style>
    <style:style style:name="T12"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APÍTULO II</text:p>
      <text:p text:style-name="P9"/>
      <text:p text:style-name="P8">MARCO <text:span text:style-name="T1">TEÓRICO</text:span></text:p>
      <text:p text:style-name="P12"/>
      <text:p text:style-name="P16">ANTECEDENTES</text:p>
      <text:p text:style-name="P16"/>
      <text:p text:style-name="P4">Los Antecedentes de la Investigación, conforman todo aquel material<text:line-break/>bibliográfico como libros, tesis o revistas cuyo aporte sea tomado como base y complemento del conocimiento en la investigación presente. Se define como el conjunto de investigaciones y estudios realizados anteriormente que se relacionan de forma directa con los objetivos y alcances del tema propuesto.</text:p>
      <text:p text:style-name="P14"/>
      <text:p text:style-name="P21"><text:span text:style-name="T2">Karina Mejías (2012), en su tesis titulada: </text:span>“<text:span text:style-name="T2">PLATAFORMA WEB PARA LA DISTRIBUCIÓN DE MATERIAL </text:span><text:span text:style-name="T3">DIDÁCTICO</text:span><text:span text:style-name="T2"> PARA LOS ESTUDIANTES DE LA MISIÓN SUCRE.</text:span>” <text:span text:style-name="T2">Tiene como objetivo principal el poner en funcionamiento un portal web que sirva de apoyo educativo para los estudiantes de la Misión Sucre, caso específico los participantes de la sede Luis Barrios Cruz del municipio Roscio. Establece las pautas para un sitio interactivo de gestión de recursos didácticos entre participantes y docentes, cada participante debe registrarse en el portal y cada docente debe hacer lo mismo y entre ellos se gestionan los recursos tales como guías, presentaciones, v</text:span><text:span text:style-name="T5">í</text:span><text:span text:style-name="T2">deos, entre otros.</text:span></text:p>
      <text:p text:style-name="P24">Para el desarrollo de esta investigación se utilizó el mismo objetivo principal el cual es la gestión de los recursos académicos y ayudo de referencia ya que se trabajó en entorno web y contribuye con la distribución de la información.</text:p>
      <text:p text:style-name="P24"/>
      <text:p text:style-name="P10"/>
      <text:p text:style-name="P21"><text:soft-page-break/><text:span text:style-name="T2">Lazo y Barroso (2013), en su trabajo de ascenso presentado para la Universidad de San Jorge y de la UOC.. Zaragoza, Titulado: </text:span>“<text:span text:style-name="T2">LA CERCANÍA EN LA VIRTUALIDAD, las tutorías en otra dimensión.</text:span>” <text:span text:style-name="T2">Describen que el perfil del estudiante virtual es básicamente adulto, socialmente inmerso en ámbito laboral, con una dinámica personal y relacional asentada (familiar) y cultura media. Los estudiantes interaccionan entre sí, desde los distintos canales de interconexión e interacción (correo electrónico, chats, foros y debates). </text:span></text:p>
      <text:p text:style-name="P24">Con respecto a este trabajo de grado se trata un tema muy importante a destacar el cual es que los estudiantes son un público adulto inmerso en el área laboral y en algunos casos profesionalmente, este público se le deben presentar nuevas oportunidades y formas de estudio utilizando las herramientas web que se presentan en la actualidad, aprovechando la interconexión virtual entre los mismos. </text:p>
      <text:p text:style-name="P24"/>
      <text:p text:style-name="P21"><text:span text:style-name="T2">Ángel Suárez (2012), en su trabajo de grado presentado para la Universidad Nacional Experimental Rómulo Gallegos (UNERG), titulado: </text:span>“<text:span text:style-name="T2">PORTAL WEB BAJO PLATAFORMA JOOMLA PARA LA SOCIALIZACIÓN DE INFORMACIÓN.</text:span>” <text:span text:style-name="T2">El principal objetivo del proyecto es el desarrollo de un portal web para el Área de Ciencias Políticas y Jurídicas de la UNERG, Estado Guárico, con el cual se requiere atacar la existente desinformación sobre aspectos que competen a dicha área y de esta manera establecer un medio confiable, eficiente y actualizado para la socialización de la información requerida. El fin es crear e implantar un medio de comunicación interactivo que llegue a los interesados y quienes integran la comunidad del Área de Ciencias Políticas y Jurídicas de la UNERG.</text:span></text:p>
      <text:p text:style-name="P24">Con respecto a este proyecto de grado la relación que tiene con nuestra investigación es la socialización de la información de una manera virtual ofreciéndole al público estudiantil un medio confiable y único punto de encuentro para la divulgación de la información referida al Área de Ingeniería de Sistemas. </text:p>
      <text:p text:style-name="P23"><text:soft-page-break/>BASES TEÓRICAS</text:p>
      <text:p text:style-name="P10"/>
      <text:p text:style-name="P28">Karina <text:s/>Mejías (2012), El Proceso educativo es fundamental en la vida del individuo por esto tiene como finalidad el desarrollo económico, social y cultural de la sociedad, de allí que debe ser pertinente atender a las necesidades e interés del educando.</text:p>
      <text:p text:style-name="P28">La educación es un proceso complejo que debe tener en cuenta las necesidades, intereses, expectativas y la sociedad. La educación es un proceso que debe entenderse con la acción de profesionales de diversas especialidades que contribuyan con su aporte al desarrollo efectivo y armonice el proceso educativo. (P.14)</text:p>
      <text:p text:style-name="P10"/>
      <text:p text:style-name="P24">Con respecto a lo mencionado el proceso educativo es muy importante para el desarrollo intelectual del ser humano y el mantenerse informado en el transcurso de dicho proceso, implica el buen desenvolvimiento tanto del estudiante como del educador, por eso debemos tomar en cuenta las nuevas tecnologías y herramientas de información que han surgido en la actualidad para el apoyo del proceso educativo desde los hogares cubriendo así estudiantes que no puedan asistir a aulas de clases para obtener la información que desee en su campo de estudio.</text:p>
      <text:p text:style-name="P21"/>
      <text:p text:style-name="P21">Sistemas</text:p>
      <text:p text:style-name="P21"><text:span text:style-name="T2">Senn. (1993). Hace la aclaratoria sobre sistemas: </text:span>“<text:span text:style-name="T2">En el sentido más amplio, un sistema es un conjunto de componentes que interactúan para alcanzar algún objetivo.</text:span>”<text:span text:style-name="T2">(P.19)</text:span></text:p>
      <text:p text:style-name="P24">Los sistemas son un conjunto de funciones y elementos interconectados entre si trabajando en conjunto para satisfacer una necesidad.</text:p>
      <text:p text:style-name="P24"/>
      <text:p text:style-name="P24"/>
      <text:p text:style-name="P21"><text:soft-page-break/>Datos</text:p>
      <text:p text:style-name="P21"><text:span text:style-name="T2">Montilva (1992). Indica que los datos son: </text:span>“<text:span text:style-name="T2">Representaciones abstractas de hechos (eventos, ocurrencias o transacciones) u objetos (personas, lugares, etc.).</text:span>”<text:span text:style-name="T2">(P.23)</text:span></text:p>
      <text:p text:style-name="P24">Son elementos digital o físico que tienen características propias definidas y que relacionados entre sí constituyen una información.</text:p>
      <text:p text:style-name="P24"/>
      <text:p text:style-name="P21">Información</text:p>
      <text:p text:style-name="P21"><text:span text:style-name="T2">G.B. Davis, citadas por Montilva (1992). </text:span><text:span text:style-name="T4">Conceptualiza</text:span><text:span text:style-name="T2"> la información como: </text:span>“<text:span text:style-name="T2">Datos que han sido procesados en una forma que es significativa para quien los utiliza y que son de valor real y perceptible en decisiones actuales y futuras.</text:span>”<text:span text:style-name="T2">(P.23)</text:span></text:p>
      <text:p text:style-name="P24">Es un conjunto de datos relacionados entre sí y que son sometidos a un procesamiento.</text:p>
      <text:p text:style-name="P24"/>
      <text:p text:style-name="P21">Procesamiento de Datos</text:p>
      <text:p text:style-name="P21"><text:span text:style-name="T2">Montilva (1992). Define el Procesamiento de Datos: </text:span>“<text:span text:style-name="T2">Es la actividad fundamental de un sistema de información. Consiste en transformar un conjunto de datos de entrada en información de salida y almacenar tales datos para su uso posterior. El proceso puede ser manual, mecanizado o automatizado. En este último modo de procesamiento, el computador juega el rol central de automatizar la mayoría de las funciones de procesamiento.</text:span>”<text:span text:style-name="T2">(P.28 y P.29)</text:span></text:p>
      <text:p text:style-name="P24">Consiste en evaluar y transformar un conjunto de elementos de entrada, almacenamiento y salida para obtener un resultado.</text:p>
      <text:p text:style-name="P21">Sistema de información</text:p>
      <text:p text:style-name="P24">Según Laudon y Laudon (2010) <text:span text:style-name="T6">los </text:span>profesores de administración de empresas, indican que un sistema de información es un organismo que recolecta, procesa, almacena y distribuye información. Son indispensables para ayudar a los gerentes a mantener ordenada su compañía.</text:p>
      <text:p text:style-name="P24"><text:soft-page-break/>En síntesis un sistema de información son un conjunto de elementos que interactúan entre sí con el fin de apoyar a una empresa o negocio. </text:p>
      <text:p text:style-name="P24"/>
      <text:p text:style-name="P21">Redes Académicas</text:p>
      <text:p text:style-name="P24">Según Estefanía García (2011) indica que las redes académicas son una plataforma de encuentro, para compartir información, siendo así un mismo espacio de reflexión y debate; puede concebirse como un mecanismo de apoyo, de intercambio de información y una comunidad de comunicación cuya base es una red social. <text:s/></text:p>
      <text:p text:style-name="P24">En conclusión las redes académicas son un punto de encuentro en la web para compartir información entre profesores, alumnos e investigadores y sirven como apoyo en el ámbito académico al suministrar información importante. </text:p>
      <text:p text:style-name="P24"/>
      <text:p text:style-name="P21">Plataforma Web</text:p>
      <text:p text:style-name="P24">Según Alegsa (2009) indica que una plataforma web hace referencia al conjunto de programas y sistemas que hacen que un sitio web esté en funcionamiento: el servidor web, la base de datos, el intérprete de programación, etc.</text:p>
      <text:p text:style-name="P24">En Consecuencia se puede decir que una plataforma web es un conjunto de programas los cuales permiten que un sitio web funcione correctamente. </text:p>
      <text:p text:style-name="P24"/>
      <text:p text:style-name="P21">HTML</text:p>
      <text:p text:style-name="P24">Javier Eguiluz en el libro “Introducción a XHTML” (2007) indica que es lo que se utiliza para crear todas las páginas web de Internet". Más concretamente, HTML es el lenguaje con el que se "escriben" la mayoría de páginas web. (P.5)</text:p>
      <text:p text:style-name="P24"/>
      <text:p text:style-name="P24"/>
      <text:p text:style-name="P24"><text:soft-page-break/>W3C define el lenguaje HTML como "un lenguaje reconocido universalmente y que permite publicar información de forma global". Desde su creación, el lenguaje HTML ha pasado de ser un lenguaje utilizado exclusivamente para crear documentos electrónicos a ser un lenguaje que se utiliza en muchas aplicaciones electrónicas como buscadores, tiendas online y banca electrónica.</text:p>
      <text:p text:style-name="P24"/>
      <text:p text:style-name="P21">CSS</text:p>
      <text:p text:style-name="P21"><text:span text:style-name="T2">Javier Eguiluz en el libro “Introducción a CSS” (2007) define al CSS como: Un lenguaje de hojas de estilos creado para controlar el aspecto o presentación de los documentos electrónicos definidos con HTML y XHTML. CSS es la mejor forma de separar los contenidos y su presentación y es imprescindible para crear páginas web complejas.</text:span> <text:span text:style-name="T2">(P.5)</text:span></text:p>
      <text:p text:style-name="P21"/>
      <text:p text:style-name="P21">JavaScript (JS)</text:p>
      <text:p text:style-name="P24">Javier Eguiluz en el libro “Introducción a JavaScript” (2007) define a JavaScript como: Un lenguaje de programación interpretado, por lo que no es necesario compilar los programas para ejecutarlos. En otras palabras, los programas escritos con JavaScript se pueden probar directamente en cualquier navegador sin necesidad de procesos intermedios. (P.6)</text:p>
      <text:p text:style-name="P10"/>
      <text:p text:style-name="P26">Multiplataforma</text:p>
      <text:p text:style-name="P27">Es un termino usado para referirse a los programas, sistemas operativos, lenguajes de programación, u otra clase de software, que puedan funcionar en diversas plataformas. Por ejemplo, este tipo de aplicaciones se pueden ejecutar en distintos sistemas operativos c/u con especificaciones de hardware distintas.</text:p>
      <text:p text:style-name="P25"/>
      <text:p text:style-name="P25"/>
      <text:p text:style-name="P10"/>
      <text:p text:style-name="P3"><text:soft-page-break/><text:tab/>API</text:p>
      <text:p text:style-name="P20"><text:span text:style-name="T7"><text:tab/>(Interfaz de </text:span><text:span text:style-name="T8">Programación</text:span><text:span text:style-name="T7"> de Aplicaciones) De acuerdo a Asier Marques (2013) Es un conjunto de funciones y protocolos que permiten que sistemas externos puedan comunicarse entre si solo teniendo </text:span><text:span text:style-name="T8">conexión</text:span><text:span text:style-name="T7"> a la </text:span><text:span text:style-name="T10">API</text:span><text:span text:style-name="T7"> a </text:span><text:span text:style-name="T8">través</text:span><text:span text:style-name="T7"> de protocolos </text:span><text:span text:style-name="T10">HTTP</text:span><text:span text:style-name="T7">.</text:span></text:p>
      <text:p text:style-name="P17"><text:tab/></text:p>
      <text:p text:style-name="P19"><text:span text:style-name="T7"><text:tab/></text:span><text:span text:style-name="T10">REST</text:span></text:p>
      <text:p text:style-name="P19"><text:span text:style-name="T7"><text:tab/>(Transferencia de </text:span><text:span text:style-name="T8">Representación</text:span><text:span text:style-name="T7"> de Estado) De acuerdo a Asier Marques (2013) Es un tipo de arquitectura de desarrollo web que se apoya totalmente en el </text:span><text:span text:style-name="T8">estándar</text:span><text:span text:style-name="T7"> </text:span><text:span text:style-name="T10">HTTP</text:span><text:span text:style-name="T7">, el cual nos permite crear servicios y aplicaciones que puedan ser escalables es decir que puedan ser usadas por cualquier dispositivo o cliente que entienda </text:span><text:span text:style-name="T10">HTTP</text:span><text:span text:style-name="T7">.</text:span></text:p>
      <text:p text:style-name="P17"/>
      <text:p text:style-name="P19"><text:span text:style-name="T7"><text:tab/></text:span><text:span text:style-name="T10">Laravel</text:span></text:p>
      <text:p text:style-name="P19"><text:span text:style-name="T7"><text:tab/>De acuerdo a Cesar Ant</text:span><text:span text:style-name="T8">ó</text:span><text:span text:style-name="T7">n (2015) define: Es un Framework basado en el lenguaje de </text:span><text:span text:style-name="T8">programación</text:span><text:span text:style-name="T7"> </text:span><text:span text:style-name="T10">PHP</text:span><text:span text:style-name="T7">, esta hecho para arquitectura </text:span><text:span text:style-name="T10">MVC</text:span><text:span text:style-name="T7"> (Model-View-Controller) y resuelve necesidades actuales como manejo de eventos y autenticaci</text:span><text:span text:style-name="T8">ó</text:span><text:span text:style-name="T7">n de usuario y cuenta con un c</text:span><text:span text:style-name="T8">ó</text:span><text:span text:style-name="T7">digo modular y extensible por medio de un administrador de paquetes y un soporte robusto para manejo de base de datos.</text:span></text:p>
      <text:p text:style-name="P17"/>
      <text:p text:style-name="P19"><text:span text:style-name="T7"><text:tab/></text:span><text:span text:style-name="T10">AngularJ</text:span><text:span text:style-name="T11">s</text:span></text:p>
      <text:p text:style-name="P19"><text:span text:style-name="T7"><text:tab/>Alberto Basalo (2014) define: Es un proyecto de c</text:span><text:span text:style-name="T8">ó</text:span><text:span text:style-name="T7">digo abierto, realizado en </text:span><text:span text:style-name="T10">Javascript</text:span><text:span text:style-name="T7"> que contiene un conjunto de </text:span><text:span text:style-name="T9">librerías</text:span><text:span text:style-name="T7"> </text:span><text:span text:style-name="T9">útiles</text:span><text:span text:style-name="T7"> para el desarrollo de aplicaciones web y propone una serie de patrones de dise</text:span><text:span text:style-name="T9">ñ</text:span><text:span text:style-name="T7">o para llevarlas a cabo. En pocas palabras es lo que se conoce <text:s/>como Framework para el desarrollo, en este caso sobre el lenguaje </text:span><text:span text:style-name="T10">Javascript</text:span><text:span text:style-name="T7"> con </text:span><text:span text:style-name="T9">programación</text:span><text:span text:style-name="T7"> del lado del cliente. </text:span></text:p>
      <text:p text:style-name="P18"/>
      <text:p text:style-name="P18"/>
      <text:p text:style-name="P19"><text:soft-page-break/><text:span text:style-name="T7"><text:tab/></text:span><text:span text:style-name="T10">MVC</text:span><text:span text:style-name="T7"> </text:span></text:p>
      <text:p text:style-name="P2"><text:span text:style-name="T7"><text:tab/>Miguel </text:span><text:span text:style-name="T9">Álvarez</text:span><text:span text:style-name="T7"> (2014) Indica: Es un patr</text:span><text:span text:style-name="T9">ó</text:span><text:span text:style-name="T7">n de arquitectura de software que separa los datos y la l</text:span><text:span text:style-name="T9">ó</text:span><text:span text:style-name="T7">gica de negocio de una aplicaci</text:span><text:span text:style-name="T9">ó</text:span><text:span text:style-name="T7">n de la interfaz de usuario y el modulo encargado de gestionar los eventos y las comunicaciones. Para ello </text:span><text:span text:style-name="T10">MVC</text:span><text:span text:style-name="T7"> propone la construcci</text:span><text:span text:style-name="T9">ó</text:span><text:span text:style-name="T7">n de tres componentes distintos que son el </text:span><text:span text:style-name="T10">modelo</text:span><text:span text:style-name="T7">, la </text:span><text:span text:style-name="T10">vista</text:span><text:span text:style-name="T7"> y el </text:span><text:span text:style-name="T10">controlador</text:span><text:span text:style-name="T7">, es decir, por un lado define componentes para la representaci</text:span><text:span text:style-name="T9">ó</text:span><text:span text:style-name="T7">n de la informaci</text:span><text:span text:style-name="T9">ó</text:span><text:span text:style-name="T7">n, y por otro lado para la interacci</text:span><text:span text:style-name="T9">ó</text:span><text:span text:style-name="T7">n del usuario.</text:span></text:p>
      <text:p text:style-name="P11"/>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5"><text:soft-page-break/>BASES LEGALES</text:p>
      <text:p text:style-name="P15"/>
      <text:p text:style-name="P24">La presente investigación se basa legalmente en un conjunto de estatutos, reglas o dictamines dispuestos por la Asamblea Nacional y por el Ejecutivo Nacional presentados a continuación:</text:p>
      <text:p text:style-name="P24"/>
      <text:p text:style-name="P21"><text:span text:style-name="T2">La </text:span>Constitución de la República Bolivariana de Venezuela, <text:span text:style-name="T2">en su </text:span>Art. 98 <text:span text:style-name="T2">donde hace mención a que la creación cultural es libre haciendo derecho de su ubicación y divulgación, a su vez el estado reconocerá la propiedad intelectual sobre obras científicas, literarias y artísticas de acuerdo a las condiciones que establezca la ley. De igual manera el </text:span>Art. 110 <text:span text:style-name="T2">establece que el Estado reconocerá el interés público de la ciencia, tecnología, el conocimiento, la innovación y aplicaciones de servicios de información necesarias para el desarrollo económico y fomento de esas actividades, así como también la destinación de recursos suficientes y creación del Sistema Nacional de Ciencia y Tecnología de acuerdo a la ley.</text:span></text:p>
      <text:p text:style-name="P21"><text:span text:style-name="T2">Otro documento legal de importancia es el </text:span>Decreto N° 3.390, Gaceta Oficial N° 38.09; <text:span text:style-name="T2">en su </text:span>Art. 1<text:span text:style-name="T2"> refiere que la administración pública nacional debe utilizar software libre en sus sistemas, proyectos y servicios informáticos, ya que es una plataforma desarrollada en estándares abiertos.</text:span></text:p>
      <text:p text:style-name="P24"/>
      <text:p text:style-name="P21"><text:span text:style-name="T2">La </text:span>Ley Especial Contra Los Delitos informáticos<text:span text:style-name="T2"> (2001), en sus artículos siguientes establecen:</text:span></text:p>
      <text:p text:style-name="P24"/>
      <text:p text:style-name="P22">Art. 1. <text:span text:style-name="T2">Hace referencia a la protección integral de los sistemas que utilicen tecnologías de información y a la debida prevención y sanción de los delitos cometidos contra tales sistemas. En el Titulo II Capítulo I Referente a los delitos contra sistemas que utilizan tecnologías de información establecen los siguientes artículos: </text:span>Art. 6, <text:span text:style-name="T2">Se establece una sanción a todas las personas que sin su debida autorización accedan o utilicen un sistema, <text:s text:c="4"/></text:span><text:soft-page-break/>Art. 7, <text:span text:style-name="T2">Señala la pena dictaminada a las personas que con intención destruyan, modifiquen o realicen cualquier acto que altere el funcionamiento del sistema, </text:span>Art. 8, <text:span text:style-name="T2">Hace mención al delito señalado en el artículo anterior pero que sea producto de imprudencia, negligencia o inobservancia de las normas establecidas, </text:span>Art. 11, <text:span text:style-name="T2">Hace mención al hecho de que la persona indebidamente obtenga, rebele, o difunda la información contenida en el sistema.</text:span></text:p>
      <text:p text:style-name="P24"/>
      <text:p text:style-name="P21"><text:span text:style-name="T12">El </text:span>Plan de la Patria <text:span text:style-name="T6">en <text:s/>1999 en el</text:span><text:span text:style-name="T2"> </text:span><text:span text:style-name="T12">área de</text:span><text:span text:style-name="T2"> </text:span>Política y Programas del Sector Ciencia y Tecnología (telecomunicaciones)<text:span text:style-name="T2"> tiene en su programa:</text:span></text:p>
      <text:p text:style-name="P10"/>
      <text:list xml:id="list4006911645020337927" text:style-name="WWNum6">
        <text:list-item>
          <text:p text:style-name="P7">Garantizar las condiciones que permitan a las comunicaciones, instituciones y organizaciones en el territorio nacional al acceso oportuno, uso adecuado y creación de infraestructura en telecomunicaciones y tecnologías de información, que permita la comunicación oportuna y ética a fin de contribuir con la satisfacción de las necesidades sociales, mediante la generación y defunción de los contenidos basados en valores nacionales multiétnicos y pluriculturales.</text:p>
          <text:p text:style-name="P7"/>
        </text:list-item>
        <text:list-item>
          <text:p text:style-name="P7">Desarrollar una actividad científica, tecnológica, y de innovación asociada directamente al tejido socio-productivo nacional, que permita la construcción de las condiciones necesarias para la <text:span text:style-name="T1">consecución</text:span> de la soberanía económica e independencia tecnológica, como requisito indispensable para la satisfacción de las necesidades sociales.</text:p>
        </text:list-item>
      </text:list>
      <text:p text:style-name="P5"/>
      <text:p text:style-name="P5"/>
      <text:p text:style-name="P5"/>
      <text:p text:style-name="P5"/>
      <text:list xml:id="list145527121708305" text:continue-numbering="true" text:style-name="WWNum6">
        <text:list-item>
          <text:p text:style-name="P7"><text:soft-page-break/>Fortalecer y orientar la actividad científica, tecnológica, de innovación y sus aplicaciones hacia las áreas estratégicas definidas como prioritarias para el estado, que permita el aprovechamiento de las potencialidades y capacidades nacionales para el desarrollo sustentable y la satisfacción de las necesidades sociales.</text:p>
        </text:list-item>
      </text:list>
      <text:p text:style-name="P5"/>
      <text:list xml:id="list145527514773521" text:continue-numbering="true" text:style-name="WWNum6">
        <text:list-item>
          <text:p text:style-name="P1">Impulsar espacios de integración regional en América Latina y el Caribe, el cambio en la medición internacional de ciencia, tecnología e innovació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Arial" svg:font-family="Arial" style:font-family-generic="swiss"/>
    <style:font-face style:name="Droid Sans Devanagari1" svg:font-family="'Droid Sans Devanagari'" style:font-family-generic="swiss"/>
    <style:font-face style:name="Liberation Mono" svg:font-family="'Liberation Mono'"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margin-top="0cm" fo:margin-bottom="0.353cm" loext:contextual-spacing="false" fo:line-height="115%"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Quotations" style:family="paragraph" style:parent-style-name="Standard" style:class="html"/>
    <style:style style:name="Title" style:family="paragraph" style:parent-style-name="Standard" style:next-style-name="Standard" style:default-outline-level="" style:class="chapter">
      <style:paragraph-properties fo:margin-top="0cm" fo:margin-bottom="0.529cm" loext:contextual-spacing="true" fo:line-height="100%" fo:padding="0cm" fo:border-left="none" fo:border-right="none" fo:border-top="none" fo:border-bottom="0.99pt solid #4f81bd"/>
      <style:text-properties fo:color="#17375d" style:font-name="Cambria" fo:font-family="Cambria" style:font-family-generic="roman" style:font-pitch="variable" fo:font-size="26pt" fo:letter-spacing="0.009cm"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font-size="12pt" fo:letter-spacing="0.026cm"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urier New" fo:font-family="'Courier New'" style:font-family-generic="roman" style:font-pitch="variable" fo:font-size="10.5pt" style:font-size-asian="10.5pt" style:font-name-complex="Courier New1" style:font-family-complex="'Courier New'" style:font-family-generic-complex="system" style:font-pitch-complex="variable"/>
    </style:style>
    <style:style style:name="Predeterminado" style:family="paragraph" style:default-outline-level="">
      <style:paragraph-properties fo:text-align="start" style:justify-single-word="false" fo:orphans="2" fo:widows="2" style:writing-mode="lr-tb">
        <style:tab-stops>
          <style:tab-stop style:position="1.251cm"/>
        </style:tab-stops>
      </style:paragraph-properties>
      <style:text-properties fo:color="#00000a" style:font-name="Liberation Serif" fo:font-family="'Liberation Serif'" style:font-family-generic="roman" style:font-pitch="variable" fo:font-size="12pt" style:font-name-asian="Times New Roman" style:font-family-asian="'Times New Roman'" style:font-family-generic-asian="system" style:font-pitch-asian="variable" style:font-size-asian="12pt" style:language-asian="zh" style:country-asian="CN" style:font-name-complex="Liberation Serif1" style:font-family-complex="'Liberation Serif'" style:font-family-generic-complex="system" style:font-pitch-complex="variable" style:language-complex="hi" style:country-complex="IN"/>
    </style:style>
    <style:style style:name="Endnote_20_text" style:display-name="Endnote text" style:family="paragraph" style:parent-style-name="Standard" style:default-outline-level="">
      <style:paragraph-properties fo:margin-top="0cm" fo:margin-bottom="0cm" loext:contextual-spacing="false" fo:line-height="100%"/>
      <style:text-properties fo:font-size="10pt" style:font-size-asian="10pt"/>
    </style:style>
    <style:style style:name="Envelope_20_address" style:display-name="Envelope address" style:family="paragraph" style:parent-style-name="Standard" style:default-outline-level="">
      <style:paragraph-properties fo:margin-left="5.08cm" fo:margin-right="0cm" fo:margin-top="0cm" fo:margin-bottom="0cm" loext:contextual-spacing="false" fo:line-height="100%" fo:text-indent="0cm" style:auto-text-indent="false"/>
      <style:text-properties style:font-name="Cambria" fo:font-family="Cambria"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Arial" style:family="paragraph" style:default-outline-level="">
      <style:paragraph-properties fo:text-align="center" style:justify-single-word="false"/>
      <style:text-properties fo:font-weight="bold" style:font-weight-asian="bold"/>
    </style:style>
    <style:style style:name="List_20_Paragraph" style:display-name="List Paragraph" style:family="paragraph" style:default-outline-level="">
      <style:paragraph-properties fo:margin-left="1.27cm" fo:margin-right="0cm" fo:text-indent="0cm" style:auto-text-indent="false"/>
      <style:text-properties style:font-name-complex="Mangal" style:font-family-complex="Mangal" style:font-family-generic-complex="system" style:font-pitch-complex="variable"/>
    </style:style>
    <style:style style:name="Header" style:family="paragraph" style:parent-style-name="Predeterminado" style:default-outline-level="" style:class="extra">
      <style:paragraph-properties fo:margin-top="0.423cm" fo:margin-bottom="0.212cm" loext:contextual-spacing="false" fo:keep-with-next="always"/>
      <style:text-properties style:font-name="Liberation Sans1" fo:font-family="'Liberation Sans'" style:font-family-generic="roman"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style>
    <style:style style:name="Envelope_20_return" style:display-name="Envelope return" style:family="paragraph" style:parent-style-name="Standard" style:default-outline-level="">
      <style:paragraph-properties fo:margin-top="0cm" fo:margin-bottom="0cm" loext:contextual-spacing="false" fo:line-height="100%"/>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style>
    <style:style style:name="Etiqueta" style:family="paragraph" style:default-outline-level="">
      <style:paragraph-properties fo:margin-top="0.212cm" fo:margin-bottom="0.212cm" loext:contextual-spacing="false"/>
      <style:text-properties fo:font-style="italic" style:font-style-asian="italic" style:font-name-complex="FreeSans" style:font-family-complex="FreeSans" style:font-family-generic-complex="system" style:font-pitch-complex="variable"/>
    </style:style>
    <style:style style:name="Heading_20_2" style:display-name="Heading 2" style:family="paragraph" style:parent-style-name="Standard" style:next-style-name="Standard" style:default-outline-level=""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style>
    <style:style style:name="Heading_20_3" style:display-name="Heading 3" style:family="paragraph" style:parent-style-name="Standard" style:next-style-name="Standard" style:default-outline-level=""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style>
    <style:style style:name="Heading_20_4" style:display-name="Heading 4" style:family="paragraph" style:parent-style-name="Standard" style:next-style-name="Standard" style:default-outline-level=""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style>
    <style:style style:name="Heading_20_5" style:display-name="Heading 5" style:family="paragraph" style:parent-style-name="Standard" style:next-style-name="Standard" style:default-outline-level="" style:class="text">
      <style:paragraph-properties fo:margin-top="0.353cm" fo:margin-bottom="0cm" loext:contextual-spacing="false" fo:keep-together="always" fo:keep-with-next="always"/>
      <style:text-properties fo:color="#244160" style:font-name="Cambria" fo:font-family="Cambria"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 style:class="text">
      <style:paragraph-properties fo:margin-top="0.353cm" fo:margin-bottom="0cm" loext:contextual-spacing="false" fo:keep-together="always" fo:keep-with-next="always"/>
      <style:text-properties fo:color="#24416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style>
    <style:style style:name="Pie" style:family="paragraph" style:default-outline-level="">
      <style:paragraph-properties fo:margin-top="0.212cm" fo:margin-bottom="0.212cm" loext:contextual-spacing="false"/>
      <style:text-properties fo:font-style="italic" style:font-style-asian="italic"/>
    </style:style>
    <style:style style:name="Heading_20_8" style:display-name="Heading 8" style:family="paragraph" style:parent-style-name="Standard" style:next-style-name="Standard" style:default-outline-level=""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style>
    <style:style style:name="Heading_20_9" style:display-name="Heading 9" style:family="paragraph" style:parent-style-name="Standard" style:next-style-name="Standard" style:default-outline-level=""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style>
    <style:style style:name="Quote" style:family="paragraph" style:parent-style-name="Standard" style:next-style-name="Standard" style:default-outline-level="">
      <style:text-properties fo:color="#000000" fo:font-style="italic" style:font-style-asian="italic"/>
    </style:style>
    <style:style style:name="Intense_20_Quote" style:display-name="Intense Quote" style:family="paragraph" style:parent-style-name="Standard" style:next-style-name="Standard" style:default-outline-level="">
      <style:paragraph-properties fo:margin-left="1.651cm" fo:margin-right="1.651cm" fo:margin-top="0.353cm" fo:margin-bottom="0.494cm" loext:contextual-spacing="false" fo:text-indent="0cm" style:auto-text-indent="false" fo:padding="0cm" fo:border-left="none" fo:border-right="none" fo:border-top="none" fo:border-bottom="0.51pt solid #4f81bd"/>
      <style:text-properties fo:color="#4f81bd" fo:font-style="italic" fo:font-weight="bold" style:font-style-asian="italic" style:font-weight-asian="bold"/>
    </style:style>
    <style:style style:name="Heading_20_1" style:display-name="Heading 1" style:family="paragraph" style:parent-style-name="Standard" style:next-style-name="Standard" style:default-outline-level="" style:class="text">
      <style:paragraph-properties fo:margin-top="0.847cm" fo:margin-bottom="0cm" loext:contextual-spacing="false" fo:keep-together="always" fo:keep-with-next="always"/>
      <style:text-properties fo:color="#3762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style>
    <style:style style:name="Heading_20_4_20_Char_5f_3a9d7935-ed75-4c56-b77f-372b30e6a644" style:display-name="Heading 4 Char_3a9d7935-ed75-4c56-b77f-372b30e6a644" style:family="text">
      <style:text-properties fo:color="#4f81bd"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style>
    <style:style style:name="Intense_20_Quote_20_Char_5f_49dc94d7-ac0d-49c0-aea2-41b84ad158af" style:display-name="Intense Quote Char_49dc94d7-ac0d-49c0-aea2-41b84ad158af" style:family="text">
      <style:text-properties fo:color="#4f81bd" fo:font-style="italic" fo:font-weight="bold" style:font-style-asian="italic" style:font-weight-asian="bold"/>
    </style:style>
    <style:style style:name="Heading_20_3_20_Char_5f_dc614105-c4a3-4530-8b70-d7b909bc97ba" style:display-name="Heading 3 Char_dc614105-c4a3-4530-8b70-d7b909bc97ba" style:family="tex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style>
    <style:style style:name="Heading_20_5_20_Char_5f_b1eeb6d5-6681-43fa-9286-2543320ce29a" style:display-name="Heading 5 Char_b1eeb6d5-6681-43fa-9286-2543320ce29a" style:family="text">
      <style:text-properties fo:color="#244160" style:font-name="Cambria" fo:font-family="Cambria"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1_20_Char_5f_fcf011bf-070a-4357-9792-ca7fead69838" style:display-name="Heading 1 Char_fcf011bf-070a-4357-9792-ca7fead69838" style:family="text" style:parent-style-name="Default_20_Paragraph_20_Font">
      <style:text-properties fo:color="#3762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style>
    <style:style style:name="Heading_20_6_20_Char_5f_ded8ac2e-901c-485c-8d17-16cfdf34b8c0" style:display-name="Heading 6 Char_ded8ac2e-901c-485c-8d17-16cfdf34b8c0" style:family="text" style:parent-style-name="Default_20_Paragraph_20_Font">
      <style:text-properties fo:color="#24416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style>
    <style:style style:name="Heading_20_2_20_Char_5f_0a7e75d1-fd56-4863-a48b-080eb55cddd7" style:display-name="Heading 2 Char_0a7e75d1-fd56-4863-a48b-080eb55cddd7"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style>
    <style:style style:name="Title_20_Char_5f_78d6f89f-6959-4ccb-ae32-475c7e4b0b7d" style:display-name="Title Char_78d6f89f-6959-4ccb-ae32-475c7e4b0b7d" style:family="text" style:parent-style-name="Default_20_Paragraph_20_Font">
      <style:text-properties fo:color="#17375d" style:font-name="Cambria" fo:font-family="Cambria" style:font-family-generic="roman" style:font-pitch="variable" fo:font-size="26pt" fo:letter-spacing="0.009cm"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style>
    <style:style style:name="Heading_20_7_20_Char_5f_b3397e57-d757-4ba3-accb-d6bcc0e17ff3" style:display-name="Heading 7 Char_b3397e57-d757-4ba3-accb-d6bcc0e17ff3" style:family="text" style:parent-style-name="Default_20_Paragraph_20_Font">
      <style:text-properties fo:color="#40404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style>
    <style:style style:name="Heading_20_9_20_Char_5f_e73049e6-87cb-4d0c-a1df-fad99012de0c" style:display-name="Heading 9 Char_e73049e6-87cb-4d0c-a1df-fad99012de0c" style:family="text" style:parent-style-name="Default_20_Paragraph_20_Font">
      <style:text-properties fo:color="#404040" style:font-name="Cambria" fo:font-family="Cambria"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style>
    <style:style style:name="Heading_20_8_20_Char_5f_cbbf61b7-03ee-4888-9bcd-e404119311e6" style:display-name="Heading 8 Char_cbbf61b7-03ee-4888-9bcd-e404119311e6" style:family="text" style:parent-style-name="Default_20_Paragraph_20_Font">
      <style:text-properties fo:color="#404040"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style>
    <style:style style:name="Quote_20_Char_5f_00b311fc-fd97-4a38-9e73-8d38f0dad72c" style:display-name="Quote Char_00b311fc-fd97-4a38-9e73-8d38f0dad72c" style:family="text" style:parent-style-name="Default_20_Paragraph_20_Font">
      <style:text-properties fo:color="#000000" fo:font-style="italic" style:font-style-asian="italic"/>
    </style:style>
    <style:style style:name="ListLabel_20_5" style:display-name="ListLabel 5" style:family="text">
      <style:text-properties style:font-name="Arial1" fo:font-family="Arial" style:font-family-generic="roman" style:font-pitch="variable" fo:font-size="12pt"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Arial1" fo:font-family="Arial" style:font-family-generic="roman" style:font-pitch="variable" fo:font-size="12pt" fo:font-weight="normal" style:font-name-complex="Symbol1" style:font-family-complex="Symbol" style:font-family-generic-complex="system" style:font-pitch-complex="variable"/>
    </style:style>
    <style:style style:name="ListLabel_20_24" style:display-name="ListLabel 24" style:family="text">
      <style:text-properties style:font-name-complex="Liberation Mono1" style:font-family-complex="'Liberation Mono'" style:font-family-generic-complex="system" style:font-pitch-complex="variable"/>
    </style:style>
    <style:style style:name="ListLabel_20_25" style:display-name="ListLabel 25" style:family="text">
      <style:text-properties style:font-name-complex="Wingdings1" style:font-family-complex="Wingdings"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Liberation Mono1" style:font-family-complex="'Liberation Mono'" style:font-family-generic-complex="system" style:font-pitch-complex="variable"/>
    </style:style>
    <style:style style:name="ListLabel_20_28" style:display-name="ListLabel 28" style:family="text">
      <style:text-properties style:font-name-complex="Wingdings1" style:font-family-complex="Wingdings" style:font-family-generic-complex="system" style:font-pitch-complex="variable"/>
    </style:style>
    <style:style style:name="ListLabel_20_29" style:display-name="ListLabel 29"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Liberation Mono1" style:font-family-complex="'Liberation Mono'" style:font-family-generic-complex="system" style:font-pitch-complex="variable"/>
    </style:style>
    <style:style style:name="ListLabel_20_31" style:display-name="ListLabel 31" style:family="text">
      <style:text-properties style:font-name-complex="Wingdings1" style:font-family-complex="Wingdings" style:font-family-generic-complex="system" style:font-pitch-complex="variable"/>
    </style:style>
    <style:style style:name="ListLabel_20_32" style:display-name="ListLabel 32" style:family="text">
      <style:text-properties style:font-name="Arial1" fo:font-family="Arial" style:font-family-generic="roman" style:font-pitch="variable" fo:font-size="12pt"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Arial1" fo:font-family="Arial" style:font-family-generic="roman" style:font-pitch="variable" fo:font-size="12pt" fo:font-weight="normal" style:font-weight-asian="normal" style:font-weight-complex="normal"/>
    </style:style>
    <style:style style:name="ListLabel_20_42" style:display-name="ListLabel 42" style:family="text">
      <style:text-properties fo:font-weight="normal" style:font-weight-asian="normal" style:font-weight-complex="normal"/>
    </style:style>
    <style:style style:name="ListLabel_20_43" style:display-name="ListLabel 43" style:family="text">
      <style:text-properties fo:font-weight="normal" style:font-weight-asian="normal" style:font-weight-complex="normal"/>
    </style:style>
    <style:style style:name="ListLabel_20_44" style:display-name="ListLabel 44" style:family="text">
      <style:text-properties fo:font-weight="normal" style:font-weight-asian="normal" style:font-weight-complex="normal"/>
    </style:style>
    <style:style style:name="ListLabel_20_45" style:display-name="ListLabel 45" style:family="text">
      <style:text-properties fo:font-weight="normal" style:font-weight-asian="normal" style:font-weight-complex="normal"/>
    </style:style>
    <style:style style:name="ListLabel_20_46" style:display-name="ListLabel 46" style:family="text">
      <style:text-properties fo:font-weight="normal" style:font-weight-asian="normal" style:font-weight-complex="normal"/>
    </style:style>
    <style:style style:name="ListLabel_20_47" style:display-name="ListLabel 47" style:family="text">
      <style:text-properties fo:font-weight="normal" style:font-weight-asian="normal" style:font-weight-complex="normal"/>
    </style:style>
    <style:style style:name="ListLabel_20_48" style:display-name="ListLabel 48" style:family="text">
      <style:text-properties fo:font-weight="normal" style:font-weight-asian="normal" style:font-weight-complex="normal"/>
    </style:style>
    <style:style style:name="ListLabel_20_49" style:display-name="ListLabel 49" style:family="text">
      <style:text-properties fo:font-weight="normal" style:font-weight-asian="normal" style:font-weight-complex="normal"/>
    </style:style>
    <style:style style:name="ListLabel_20_50" style:display-name="ListLabel 50" style:family="text">
      <style:text-properties style:font-name="Arial1" fo:font-family="Arial" style:font-family-generic="roman" style:font-pitch="variable" fo:font-size="12pt" fo:font-weight="normal" style:font-weight-asian="normal" style:font-weight-complex="normal"/>
    </style:style>
    <style:style style:name="ListLabel_20_51" style:display-name="ListLabel 51" style:family="text">
      <style:text-properties fo:font-weight="normal" style:font-weight-asian="normal" style:font-weight-complex="normal"/>
    </style:style>
    <style:style style:name="ListLabel_20_52" style:display-name="ListLabel 52" style:family="text">
      <style:text-properties fo:font-weight="normal" style:font-weight-asian="normal" style:font-weight-complex="normal"/>
    </style:style>
    <style:style style:name="ListLabel_20_53" style:display-name="ListLabel 53" style:family="text">
      <style:text-properties fo:font-weight="normal" style:font-weight-asian="normal" style:font-weight-complex="normal"/>
    </style:style>
    <style:style style:name="ListLabel_20_54" style:display-name="ListLabel 54" style:family="text">
      <style:text-properties fo:font-weight="normal" style:font-weight-asian="normal" style:font-weight-complex="normal"/>
    </style:style>
    <style:style style:name="ListLabel_20_55" style:display-name="ListLabel 55" style:family="text">
      <style:text-properties fo:font-weight="normal" style:font-weight-asian="normal" style:font-weight-complex="normal"/>
    </style:style>
    <style:style style:name="ListLabel_20_56" style:display-name="ListLabel 56" style:family="text">
      <style:text-properties fo:font-weight="normal" style:font-weight-asian="normal" style:font-weight-complex="normal"/>
    </style:style>
    <style:style style:name="ListLabel_20_57" style:display-name="ListLabel 57" style:family="text">
      <style:text-properties fo:font-weight="normal" style:font-weight-asian="normal" style:font-weight-complex="normal"/>
    </style:style>
    <style:style style:name="ListLabel_20_58" style:display-name="ListLabel 58" style:family="text">
      <style:text-properties fo:font-weight="normal" style:font-weight-asian="normal" style:font-weight-complex="normal"/>
    </style:style>
    <style:style style:name="ListLabel_20_59" style:display-name="ListLabel 59" style:family="text">
      <style:text-properties style:font-name="Arial1" fo:font-family="Arial" style:font-family-generic="roman" style:font-pitch="variable" fo:font-size="12pt"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Numbering_20_Symbols" style:display-name="Numbering Symbols" style:family="text">
      <style:text-properties fo:font-weight="normal" style:font-weight-asian="normal" style:font-weight-complex="normal"/>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Arial1" fo:font-family="Arial" style:font-family-generic="roman" style:font-pitch="variable" style:font-name-complex="Symbol1" style:font-family-complex="Symbol"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Quote_20_Char" style:display-name="Quote Char" style:family="text" style:parent-style-name="Default_20_Paragraph_20_Font">
      <style:text-properties fo:color="#000000" fo:font-style="italic" style:font-style-asian="italic"/>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style>
    <style:style style:name="Title_20_Char" style:display-name="Title Char" style:family="text" style:parent-style-name="Default_20_Paragraph_20_Font">
      <style:text-properties fo:color="#17375d" style:font-name="Cambria" fo:font-family="Cambria" style:font-family-generic="roman" style:font-pitch="variable" fo:font-size="26pt" fo:letter-spacing="0.009cm"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tense_20_Emphasis" style:display-name="Intense Emphasis" style:family="text" style:parent-style-name="Default_20_Paragraph_20_Font">
      <style:text-properties fo:color="#4f81bd" fo:font-style="italic" fo:font-weight="bold" style:font-style-asian="italic" style:font-weight-asian="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Heading_20_6_20_Char" style:display-name="Heading 6 Char" style:family="text" style:parent-style-name="Default_20_Paragraph_20_Font">
      <style:text-properties fo:color="#24416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style>
    <style:style style:name="Footnote_20_Text_20_Char" style:display-name="Footnote Text Char" style:family="text" style:parent-style-name="Default_20_Paragraph_20_Font">
      <style:text-properties fo:font-size="10pt" style:font-size-asian="10pt"/>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style>
    <style:style style:name="Endnote_20_Text_20_Char" style:display-name="Endnote Text Char" style:family="text" style:parent-style-name="Default_20_Paragraph_20_Font">
      <style:text-properties fo:font-size="10pt" style:font-size-asian="10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2pt" fo:letter-spacing="0.026cm"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style>
    <style:style style:name="Subtle_20_Emphasis" style:display-name="Subtle Emphasis" style:family="text" style:parent-style-name="Default_20_Paragraph_20_Font">
      <style:text-properties fo:color="#808080" fo:font-style="italic" style:font-style-asian="italic"/>
    </style:style>
    <style:style style:name="Plain_20_Text_20_Char" style:display-name="Plain Text Char" style:family="text" style:parent-style-name="Default_20_Paragraph_20_Font">
      <style:text-properties style:font-name="Courier New" fo:font-family="'Courier New'" style:font-family-generic="roman" style:font-pitch="variable" fo:font-size="10.5pt" style:font-size-asian="10.5pt" style:font-name-complex="Courier New1" style:font-family-complex="'Courier New'" style:font-family-generic-complex="system" style:font-pitch-complex="variable"/>
    </style:style>
    <style:style style:name="Endnote_20_reference" style:display-name="Endnote reference" style:family="text" style:parent-style-name="Default_20_Paragraph_20_Font">
      <style:text-properties style:text-position="super 58%"/>
    </style:style>
    <style:style style:name="Heading_20_1_20_Char" style:display-name="Heading 1 Char" style:family="text" style:parent-style-name="Default_20_Paragraph_20_Font">
      <style:text-properties fo:color="#3762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style>
    <style:style style:name="Default_20_Paragraph_20_Font" style:display-name="Default Paragraph Font" style:family="text"/>
    <style:style style:name="Heading_20_5_20_Char" style:display-name="Heading 5 Char" style:family="text">
      <style:text-properties fo:color="#244160" style:font-name="Cambria" fo:font-family="Cambria"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3_20_Char" style:display-name="Heading 3 Char" style:family="tex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style>
    <style:style style:name="Intense_20_Quote_20_Char" style:display-name="Intense Quote Char" style:family="text">
      <style:text-properties fo:color="#4f81bd" fo:font-style="italic" fo:font-weight="bold" style:font-style-asian="italic" style:font-weight-asian="bold"/>
    </style:style>
    <style:style style:name="Subtle_20_Reference" style:display-name="Subtle Reference" style:family="text">
      <style:text-properties fo:font-variant="small-caps" fo:color="#c0504d" style:text-underline-style="solid" style:text-underline-width="auto" style:text-underline-color="font-color"/>
    </style:style>
    <style:style style:name="Book_20_Title" style:display-name="Book Title" style:family="text">
      <style:text-properties fo:font-variant="small-caps" fo:letter-spacing="0.009cm" fo:font-weight="bold" style:font-weight-asian="bold"/>
    </style:style>
    <style:style style:name="Emphasis" style:family="text">
      <style:text-properties fo:font-style="italic" style:font-style-asian="italic"/>
    </style:style>
    <style:style style:name="Heading_20_4_20_Char" style:display-name="Heading 4 Char" style:family="text">
      <style:text-properties fo:color="#4f81bd"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style>
    <style:style style:name="Strong" style:family="text">
      <style:text-properties fo:font-weight="bold" style:font-weight-asian="bold"/>
    </style:style>
    <style:style style:name="Footnote_20_reference" style:display-name="Footnote reference"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space" fo:text-indent="-0.762cm" fo:margin-left="0.762cm"/>
        </style:list-level-properties>
      </text:list-level-style-number>
      <text:list-level-style-number text:level="2" style:num-format="">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space" fo:text-indent="-1.27cm" fo:margin-left="1.27cm"/>
        </style:list-level-properties>
      </text:list-level-style-number>
      <text:list-level-style-number text:level="4" style:num-format="">
        <style:list-level-properties text:list-level-position-and-space-mode="label-alignment">
          <style:list-level-label-alignment text:label-followed-by="space" fo:text-indent="-1.524cm" fo:margin-left="1.524cm"/>
        </style:list-level-properties>
      </text:list-level-style-number>
      <text:list-level-style-number text:level="5" style:num-format="">
        <style:list-level-properties text:list-level-position-and-space-mode="label-alignment">
          <style:list-level-label-alignment text:label-followed-by="space" fo:text-indent="-1.778cm" fo:margin-left="1.778cm"/>
        </style:list-level-properties>
      </text:list-level-style-number>
      <text:list-level-style-number text:level="6" style:num-format="">
        <style:list-level-properties text:list-level-position-and-space-mode="label-alignment">
          <style:list-level-label-alignment text:label-followed-by="space" fo:text-indent="-2.032cm" fo:margin-left="2.032cm"/>
        </style:list-level-properties>
      </text:list-level-style-number>
      <text:list-level-style-number text:level="7" style:num-format="">
        <style:list-level-properties text:list-level-position-and-space-mode="label-alignment">
          <style:list-level-label-alignment text:label-followed-by="space" fo:text-indent="-2.286cm" fo:margin-left="2.286cm"/>
        </style:list-level-properties>
      </text:list-level-style-number>
      <text:list-level-style-number text:level="8" style:num-format="">
        <style:list-level-properties text:list-level-position-and-space-mode="label-alignment">
          <style:list-level-label-alignment text:label-followed-by="space" fo:text-indent="-2.54cm" fo:margin-left="2.54cm"/>
        </style:list-level-properties>
      </text:list-level-style-number>
      <text:list-level-style-number text:level="9" style:num-format="">
        <style:list-level-properties text:list-level-position-and-space-mode="label-alignment">
          <style:list-level-label-alignment text:label-followed-by="space"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3.54cm"/>
        </style:list-level-properties>
        <style:text-properties style:font-name="Liberation Mono"/>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7.35cm"/>
        </style:list-level-properties>
        <style:text-properties style:font-name="Liberation Mono"/>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1.16cm"/>
        </style:list-level-properties>
        <style:text-properties style:font-name="Liberation Mono"/>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3.54cm"/>
        </style:list-level-properties>
        <style:text-properties style:font-name="Liberation Mono"/>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7.35cm"/>
        </style:list-level-properties>
        <style:text-properties style:font-name="Liberation Mono"/>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1.16cm"/>
        </style:list-level-properties>
        <style:text-properties style:font-name="Liberation Mono"/>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3cm" fo:margin-bottom="3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8T14:32:31.060678750</meta:creation-date>
    <dc:date>2016-10-08T14:55:25.941184003</dc:date>
    <meta:editing-duration>PT12M24S</meta:editing-duration>
    <meta:editing-cycles>3</meta:editing-cycles>
    <meta:generator>LibreOffice/5.2.1.2$Linux_X86_64 LibreOffice_project/20m0$Build-2</meta:generator>
    <meta:document-statistic meta:table-count="0" meta:image-count="0" meta:object-count="0" meta:page-count="11" meta:paragraph-count="67" meta:word-count="2215" meta:character-count="14400" meta:non-whitespace-character-count="12227"/>
  </office:meta>
</office:document-meta>
</file>